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2">
      <style:text-properties fo:language="ru" fo:country="RU"/>
    </style:style>
    <style:style style:name="P6" style:family="paragraph" style:parent-style-name="Standard" style:list-style-name="L3">
      <style:text-properties fo:language="ru" fo:country="RU"/>
    </style:style>
    <style:style style:name="P7" style:family="paragraph" style:parent-style-name="Standard" style:list-style-name="L5">
      <style:text-properties fo:language="ru" fo:country="RU"/>
    </style:style>
    <style:style style:name="P8" style:family="paragraph" style:parent-style-name="Standard" style:list-style-name="L1">
      <style:text-properties fo:language="ru" fo:country="RU"/>
    </style:style>
    <style:style style:name="P9" style:family="paragraph" style:parent-style-name="Standard" style:list-style-name="L7">
      <style:text-properties fo:language="ru" fo:country="RU"/>
    </style:style>
    <style:style style:name="P10" style:family="paragraph" style:parent-style-name="Standard" style:list-style-name="L8">
      <style:text-properties fo:language="ru" fo:country="RU"/>
    </style:style>
    <style:style style:name="P11" style:family="paragraph" style:parent-style-name="Standard" style:list-style-name="L9">
      <style:text-properties fo:language="ru" fo:country="RU"/>
    </style:style>
    <style:style style:name="P12" style:family="paragraph" style:parent-style-name="Standard" style:list-style-name="L10">
      <style:text-properties fo:language="ru" fo:country="RU"/>
    </style:style>
    <style:style style:name="P13" style:family="paragraph" style:parent-style-name="Standard" style:list-style-name="L11">
      <style:text-properties fo:language="ru" fo:country="RU"/>
    </style:style>
    <style:style style:name="P14" style:family="paragraph" style:parent-style-name="Standard" style:list-style-name="L12">
      <style:text-properties fo:language="ru" fo:country="RU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 style:list-style-name="L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2">
      <text:list-level-style-number text:level="1" text:style-name="Numbering_20_Symbols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3">
      <text:list-level-style-number text:level="1" text:style-name="Numbering_20_Symbols" style:num-suffix="." style:num-format="1" text:start-value="2"/>
      <text:list-level-style-number text:level="2" text:style-name="Numbering_20_Symbols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4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8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89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202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5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823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13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444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75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3.06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4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5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67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77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18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49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09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3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format="1" text:start-value="4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5">
        <text:list-item>
          <text:p text:style-name="P7">Возможности программы.</text:p>
        </text:list-item>
      </text:list>
      <text:p text:style-name="P1"/>
      <text:list text:style-name="L5" text:continue-numbering="true">
        <text:list-header>
          <text:p text:style-name="P7">- Поиск книг по различным серверам по одному или нескольким ключевым словам.</text:p>
        </text:list-header>
      </text:list>
      <text:p text:style-name="P1"><text:tab/><text:tab/>Поиск осуществляется параллельно.</text:p>
      <text:list text:style-name="L5" text:continue-numbering="true">
        <text:list-header>
          <text:p text:style-name="P7">- Просмотр каталогов</text:p>
        </text:list-header>
      </text:list>
      <text:p text:style-name="P1"><text:tab/><text:tab/>! можно просмотреть новинки и популярные книги со всех подключенных серверов.</text:p>
      <text:list text:style-name="L7">
        <text:list-item>
          <text:p text:style-name="P9">библиотека — позволяет добавлять описание просмотренных книг</text:p>
        </text:list-item>
      </text:list>
      <text:p text:style-name="P1"><text:tab/>позволяет не скачивать книгу несколько раз, запоминает, где книга хранится локально</text:p>
      <text:p text:style-name="P1"/>
      <text:list text:style-name="L8">
        <text:list-item>
          <text:p text:style-name="P10">настройки: </text:p>
          <text:p text:style-name="P10">настройки интернет-соединения</text:p>
          <text:p text:style-name="P10">настройки отображения (например, количество книг, отображаемых на одной странице)</text:p>
          <text:p text:style-name="P10">список подключенных серверов.</text:p>
          <text:p text:style-name="P10">позволяет добавлять новые сервера, поддерживающие формат OPDS. </text:p>
        </text:list-item>
      </text:list>
      <text:p text:style-name="P1"><text:tab/>!можно задавать url одной из страниц каталога — а схема поиска по этому серверу ищется автоматически.</text:p>
      <text:p text:style-name="P1"/>
      <text:list text:style-name="L8">
        <text:list-header>
          <text:p text:style-name="P10">- что может пользователь сделать с найденной книгой:</text:p>
          <text:list>
            <text:list-header>
              <text:p text:style-name="P10">скачать </text:p>
              <text:p text:style-name="P10">добавить в библиотеку</text:p>
              <text:p text:style-name="P10">читать</text:p>
            </text:list-header>
          </text:list>
        </text:list-header>
      </text:list>
      <text:p text:style-name="P1"><text:tab/></text:p>
      <text:p text:style-name="P1">2.Общая архитектура — <text:span text:style-name="T1">MVVM</text:span></text:p>
      <text:list text:style-name="L1">
        <text:list-header>
          <text:p text:style-name="P4"/>
          <text:p text:style-name="P4">(введение — зачем это так все устроено) Архитектура программы основана на паттерне проектирования <text:span text:style-name="T1">MVVM – </text:span>модель — представление — модель представления.</text:p>
        </text:list-header>
      </text:list>
      <text:p text:style-name="P1">Модель просто хранит сами данные и предоставляет к ним интерфейс.</text:p>
      <text:p text:style-name="P1">Представление умеет только отрисовывать различные виджеты.</text:p>
      <text:p text:style-name="P1">Работа же приложения связана с некоторой логикой. Например, фильтрация и сортировка результатов или переключение между режимами работы программы. Вся логика поведения, решения о том как реагировать на действия пользователя сосредоточена в модели представления.</text:p>
      <text:p text:style-name="P1"/>
      <text:p text:style-name="P1">Для всего, что видит пользователь на экране существует его модель представления.</text:p>
      <text:p text:style-name="P1">Представление отображает состояние своей модели. Как только происходят какие-то изменения — модель посылает сигнал. На него представление и реагирует, перерисовывая картинку.</text:p>
      <text:p text:style-name="P1"/>
      <text:p text:style-name="P2">(пример – как происходит в рамках архитектуры поиск книг)</text:p>
      <text:p text:style-name="P2"/>
      <text:list text:style-name="L9">
        <text:list-item>
          <text:p text:style-name="P11">Компоненты программы</text:p>
        </text:list-item>
      </text:list>
      <text:p text:style-name="P1"/>
      <text:list text:style-name="L10">
        <text:list-header>
          <text:p text:style-name="P12">2.1 модель данных и работа с форматом OPDS.</text:p>
        </text:list-header>
      </text:list>
      <text:p text:style-name="P1"/>
      <text:p text:style-name="P1"><text:tab/>Данные Book, Author.</text:p>
      <text:p text:style-name="P1"><text:tab/> Парсер</text:p>
      <text:list text:style-name="L2">
        <text:list-header>
          <text:p text:style-name="P5"/>
        </text:list-header>
        <text:list-item>
          <text:p text:style-name="P5">2 поиск книг</text:p>
        </text:list-item>
      </text:list>
      <text:p text:style-name="P1"/>
      <text:p text:style-name="P1"><text:soft-page-break/>схема:</text:p>
      <text:p text:style-name="P1"><text:s text:c="8"/>user</text:p>
      <text:p text:style-name="P1"><text:s text:c="3"/><text:tab/>|</text:p>
      <text:p text:style-name="P1">отображенные книги (BookResultsView)</text:p>
      <text:p text:style-name="P1"><text:tab/>|</text:p>
      <text:p text:style-name="P1">модель представления книг (BookResultsViewModel)</text:p>
      <text:p text:style-name="P1"><text:tab/>|</text:p>
      <text:p text:style-name="P1">BookSearchManger</text:p>
      <text:p text:style-name="P1"/>
      <text:p text:style-name="P1"/>
      <text:list text:style-name="L2" text:continue-numbering="true">
        <text:list-item>
          <text:list text:continue-numbering="true">
            <text:list-item>
              <text:list text:continue-numbering="true">
                <text:list-header>
                  <text:p text:style-name="P5">BookSearchManager <text:s/>- singleton.</text:p>
                </text:list-header>
              </text:list>
            </text:list-item>
          </text:list>
        </text:list-item>
      </text:list>
      <text:p text:style-name="P1">Хранит в себе список всех найденных книг на данный момент.</text:p>
      <text:p text:style-name="P1"><text:s/>и набор объектов(Book Downloader), каждый из которых умеет делать запрос на конкретный сервер и, если получает файл в формате OPDS, распарсить его и преобразовать в модель данных.</text:p>
      <text:p text:style-name="P1"/>
      <text:list text:style-name="L2" text:continue-numbering="true">
        <text:list-item>
          <text:list text:continue-numbering="true">
            <text:list-item>
              <text:list text:continue-numbering="true">
                <text:list-header>
                  <text:p text:style-name="P5">У BookSearchManager есть один открытый метод — начать закачку книг.</text:p>
                </text:list-header>
              </text:list>
            </text:list-item>
          </text:list>
        </text:list-item>
      </text:list>
      <text:p text:style-name="P1">Внутри этого метода посылается запрос каждому Book Downloader. </text:p>
      <text:p text:style-name="P1"/>
      <text:p text:style-name="P1">Как только приходит результат хотя бы от одного из серверов — BookSearchManager посылает сигнал о том, что набор книг изменился и передает их в качестве параметра.</text:p>
      <text:p text:style-name="P1"/>
      <text:p text:style-name="P1">Модель представления списка книжек(BookResultsViewModel) создает для каждой из книг модель ее представления.</text:p>
      <text:p text:style-name="P1"/>
      <text:p text:style-name="P1"/>
      <text:p text:style-name="P1">Как реализован BookDownloader:</text:p>
      <text:p text:style-name="P1"><text:tab/>Для это есть объект <text:span text:style-name="T1">DownloaderThread, </text:span>инкапсулирующий объект <text:span text:style-name="T1">QHttp <text:s/></text:span>и имеющий простой интерфейс — начать закачку, остановить закачку. Эти методы реализованы в классе, но они защищенные. Так же есть виртуальные методы в которых осуществляется обработка полученных данных, ее определяют наследники класса. Они нужны для извлечения данных из файла и заполнения модели. Каждый поток, обработав полученные данные, посылает сигнал. Его ловит соответствующий <text:span text:style-name="T1">manager – </text:span>и пополняет свои данные.</text:p>
      <text:p text:style-name="P1"><text:s/></text:p>
      <text:p text:style-name="P2">BookDownloader <text:span text:style-name="T2">осуществляет закачку книг по запросу он перегружает метод Downloader Thread <text:s/>- parseRecievedData, где вызывает соостветствующий SAX parser и преобразует OPDS файл в спискок объектов Book.</text:span></text:p>
      <text:p text:style-name="P1"/>
      <text:p text:style-name="P1">Сортировка, фильтрация, группировка найденных книг осуществляется в BookResults</text:p>
      <text:p text:style-name="P1"/>
      <text:list text:style-name="L3">
        <text:list-item>
          <text:list>
            <text:list-item>
              <text:p text:style-name="P6">библиотека</text:p>
              <text:list>
                <text:list-header>
                  <text:p text:style-name="P16"><text:span text:style-name="T2"/></text:p>
                  <text:p text:style-name="P16"><text:span text:style-name="T2">модель та же, парсер и </text:span>writer <text:span text:style-name="T2">те же, что и для 1 части </text:span></text:p>
                </text:list-header>
              </text:list>
            </text:list-item>
          </text:list>
        </text:list-item>
      </text:list>
      <text:list text:style-name="L2" text:continue-numbering="true">
        <text:list-header>
          <text:p text:style-name="P5"/>
          <text:p text:style-name="P5">2.3 просмотр каталогов - </text:p>
        </text:list-header>
      </text:list>
      <text:p text:style-name="P1"><text:tab/><text:tab/>модель для каталогов</text:p>
      <text:p text:style-name="P1"><text:tab/><text:tab/><text:span text:style-name="T1">catalog manager</text:span></text:p>
      <text:p text:style-name="P1"><text:span text:style-name="T1"><text:tab/> <text:s text:c="10"/></text:span>каталоги <text:span text:style-name="T1">new </text:span>и <text:span text:style-name="T1">popular</text:span></text:p>
      <text:p text:style-name="P1"/>
      <text:p text:style-name="P1"/>
      <text:p text:style-name="P1"><text:soft-page-break/>Организация работы со многими серверами:</text:p>
      <text:p text:style-name="P1"><text:tab/>работа с каждым сервером осуществляется в отдельном потоке.</text:p>
      <text:p text:style-name="P1"/>
      <text:p text:style-name="P1"/>
      <text:p text:style-name="P1"/>
      <text:p text:style-name="P1">Для каждого из режимов есть свой <text:span text:style-name="T1">Manager – </text:span>он то и содержит в себе данные. Инициализирует потоки, собирает из них результаты, оповещает <text:span text:style-name="T1">ViewModel </text:span>как толькоя</text:p>
      <text:p text:style-name="P1"><text:s/>модель меняет свое состояние.</text:p>
      <text:p text:style-name="P1"/>
      <text:list text:style-name="L11">
        <text:list-item>
          <text:p text:style-name="P13">как сделать все красиво.</text:p>
          <text:p text:style-name="P13"/>
        </text:list-item>
      </text:list>
      <text:p text:style-name="P1">Наследование(картинка) — StandardContentVeiew.</text:p>
      <text:p text:style-name="P1">Все режимы выглядят однообразно.</text:p>
      <text:p text:style-name="P1">QStyleSheet — аналог CSS для различных элементов отображения.</text:p>
      <text:p text:style-name="P1">каждому объекту задается</text:p>
      <text:p text:style-name="P1"/>
      <text:p text:style-name="P1">3. Сравнение с другими клиентами.</text:p>
      <text:p text:style-name="P1"><text:s text:c="8"/>OLPS "Get IA Books" Activity</text:p>
      <text:p text:style-name="P1"><text:s text:c="8"/>Lbis</text:p>
      <text:p text:style-name="P1"><text:s text:c="8"/>archive.org HTML OPDS client</text:p>
      <text:p text:style-name="P1"><text:tab/>Calibre</text:p>
      <text:p text:style-name="P1">(information source http://code.google.com/p/openpub/wiki/SearchScenarios)</text:p>
      <text:p text:style-name="P1"></text:p>
      <text:list text:style-name="L12">
        <text:list-item>
          <text:p text:style-name="P14">Выводы</text:p>
          <text:p text:style-name="P14">имеет дружественный интерфейс пользовател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6T11:32:02</meta:creation-date>
    <dc:creator>student</dc:creator>
    <dc:date>2010-05-27T21:56:33</dc:date>
    <meta:editing-cycles>7</meta:editing-cycles>
    <meta:editing-duration>PT7H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544" meta:character-count="4240"/>
  </office:meta>
</office:document-meta>
</file>